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51cm"/>
    </style:style>
    <style:style style:name="Table1.D" style:family="table-column">
      <style:table-column-properties style:column-width="3.519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officeooo:rsid="0001118b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01118b"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R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4">Sujet de la réunion: Planification des étapes nécessaires à la spécification globale du </text:p>
            <text:p text:style-name="P4"><text:s text:c="32"/>projet et à la constitution de son cahier des charge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te: 30/09/2020</text:p>
          </table:table-cell>
          <table:table-cell table:style-name="Table1.A2" office:value-type="string">
            <text:p text:style-name="P4">Heure: 13h30</text:p>
          </table:table-cell>
          <table:table-cell table:style-name="Table1.C2" table:number-columns-spanned="2" office:value-type="string">
            <text:p text:style-name="P4">Lieu: Chez Florian</text:p>
          </table:table-cell>
          <table:covered-table-cell/>
        </table:table-row>
        <table:table-row table:style-name="Table1.1">
          <table:table-cell table:style-name="Table1.A24" office:value-type="string">
            <text:p text:style-name="P4">Réunion organisée par</text:p>
          </table:table-cell>
          <table:table-cell table:style-name="Table1.B24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Type de réunion</text:p>
          </table:table-cell>
          <table:table-cell table:style-name="Table1.B24" table:number-columns-spanned="3" office:value-type="string">
            <text:p text:style-name="P4">Brainstorming en vue d’une synthès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Secrétaire</text:p>
          </table:table-cell>
          <table:table-cell table:style-name="Table1.B24" table:number-columns-spanned="3" office:value-type="string">
            <text:p text:style-name="P4">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Participants</text:p>
          </table:table-cell>
          <table:table-cell table:style-name="Table1.B24" table:number-columns-spanned="3" office:value-type="string">
            <text:p text:style-name="P4">Louis Leenhardt, Yann Bailly, Thomas Luneteau, Vincent Commun, 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Absents</text:p>
          </table:table-cell>
          <table:table-cell table:style-name="Table1.B24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Excusés</text:p>
          </table:table-cell>
          <table:table-cell table:style-name="Table1.B24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4">Ordre du jour: Recherche d’une démarche pour la spécification globale du proje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Temps imparti: 2h</text:p>
          </table:table-cell>
          <table:table-cell table:style-name="Table1.C2" table:number-columns-spanned="3" office:value-type="string">
            <text:p text:style-name="P4">Présentateur: Florian Legendre</text:p>
          </table:table-cell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Discussion: </text:p>
          </table:table-cell>
          <table:table-cell table:style-name="Table1.B24" table:number-columns-spanned="3" office:value-type="string">
            <text:p text:style-name="P4">Quels sont les items demandés par le cahier des charges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et comment peut-on donner une portée “service à client” à l’idée initiale du projet?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4" office:value-type="string">
            <text:p text:style-name="P4">Conclusions</text:p>
          </table:table-cell>
          <table:table-cell table:style-name="Table1.B24" table:number-columns-spanned="3" office:value-type="string">
            <text:p text:style-name="P4">2<text:span text:style-name="T1">nd</text:span> réu (questionnaires + mails) : 08/10/2020 à 14h30, 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3e réu (une spécification globale initiale): 13/10/2020 à 11h, fin des visites établissement: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05/11/2020, fin spéc. globales et fonc.: 14/11/2020, remise c. des charges: 20/11/2020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>Points d’action</text:p>
          </table:table-cell>
          <table:covered-table-cell/>
          <table:table-cell table:style-name="Table1.A2" office:value-type="string">
            <text:p text:style-name="P4">Responsable</text:p>
          </table:table-cell>
          <table:table-cell table:style-name="Table1.C2" office:value-type="string">
            <text:p text:style-name="P4">Délai à respecter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Constitution d’un questionnaire élèves</text:p>
          </table:table-cell>
          <table:covered-table-cell/>
          <table:table-cell table:style-name="Table1.C22" office:value-type="string">
            <text:p text:style-name="P4">Yann Berthelot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Constitution d’un questionnaire enseignants</text:p>
          </table:table-cell>
          <table:covered-table-cell/>
          <table:table-cell table:style-name="Table1.C22" office:value-type="string">
            <text:p text:style-name="P4">Vincent Commin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Constitution d’un mail type pour prise de rendez-vous avec des établissements scolaires + Modèle de format pour le futur cahier des charges + Création d’un dépôt Github</text:p>
          </table:table-cell>
          <table:covered-table-cell/>
          <table:table-cell table:style-name="Table1.C22" office:value-type="string">
            <text:p text:style-name="P4">Louis Leenart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Benchmarking du projet </text:p>
          </table:table-cell>
          <table:covered-table-cell/>
          <table:table-cell table:style-name="Table1.C22" office:value-type="string">
            <text:p text:style-name="P4">Thomas Luneteau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2" table:number-columns-spanned="2" office:value-type="string">
            <text:p text:style-name="P4">Prise de rendez-vous pour questions autour du cahier des charges + rédaction d’un modèle de compte-rendu de réunions</text:p>
          </table:table-cell>
          <table:covered-table-cell/>
          <table:table-cell table:style-name="Table1.C22" office:value-type="string">
            <text:p text:style-name="P4">Florian Legendre</text:p>
          </table:table-cell>
          <table:table-cell table:style-name="Table1.D22" office:value-type="string">
            <text:p text:style-name="P4">1 semaine</text:p>
          </table:table-cell>
        </table:table-row>
        <table:table-row table:style-name="Table1.1">
          <table:table-cell table:style-name="Table1.A23" office:value-type="string">
            <text:p text:style-name="P4">Date proch.: 08/10/2020</text:p>
          </table:table-cell>
          <table:table-cell table:style-name="Table1.A23" office:value-type="string">
            <text:p text:style-name="P4">Heure : 14h30</text:p>
          </table:table-cell>
          <table:table-cell table:style-name="Table1.A9" table:number-columns-spanned="2" office:value-type="string">
            <text:p text:style-name="P5">Lieu : <text:span text:style-name="T2">Chez Florian</text:span></text:p>
          </table:table-cell>
          <table:covered-table-cell/>
        </table:table-row>
        <table:table-row table:style-name="Table1.1">
          <table:table-cell table:style-name="Table1.A24" office:value-type="string">
            <text:p text:style-name="P4">Points à aborder: </text:p>
          </table:table-cell>
          <table:table-cell table:style-name="Table1.B24" table:number-columns-spanned="3" office:value-type="string">
            <text:p text:style-name="P4">Mise en commun sur les questionnaires constitués, le mail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4">type, le benchmarking et si possible sur le rendez-vous autour du cahier des charges...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6:05:07.559400931</meta:creation-date>
    <dc:date>2020-11-09T16:16:21.395259252</dc:date>
    <meta:editing-duration>PT39M34S</meta:editing-duration>
    <meta:editing-cycles>19</meta:editing-cycles>
    <meta:generator>LibreOffice/6.4.6.2$Linux_X86_64 LibreOffice_project/40$Build-2</meta:generator>
    <meta:document-statistic meta:table-count="1" meta:image-count="0" meta:object-count="0" meta:page-count="1" meta:paragraph-count="52" meta:word-count="260" meta:character-count="1749" meta:non-whitespace-character-count="1504"/>
  </office:meta>
</office:document-meta>
</file>